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font-name="Georgia"/>
    </style:style>
    <style:style style:name="T2" style:family="text">
      <style:text-properties fo:color="#000000" style:font-name="Georgia" fo:font-size="16pt" style:font-size-asian="16pt" style:font-size-complex="16pt"/>
    </style:style>
    <style:style style:name="T3" style:family="text">
      <style:text-properties fo:color="#000000" style:font-name="Georgia" fo:font-size="16pt" officeooo:rsid="0002cb7a" style:font-size-asian="16pt" style:font-size-complex="16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officeooo:rsid="00049bc1"/>
    </style:style>
    <style:style style:name="T6" style:family="text">
      <style:text-properties fo:font-size="12pt" officeooo:rsid="00049bc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2">Lab number : </text:span><text:span text:style-name="T3">7</text:span></text:p>
      <text:p text:style-name="P3"><text:span text:style-name="T2">Lab Title <text:s text:c="5"/>: <text:s/></text:span><text:span text:style-name="T3">RED Queue Monitor using NS2</text:span></text:p>
      <text:h text:style-name="P5" text:outline-level="3"><text:span text:style-name="T1">Abstract:</text:span></text:h>
      <text:p text:style-name="Text_20_body">This activity focus on <text:span text:style-name="T6">the</text:span><text:span text:style-name="T5"> </text:span><text:span text:style-name="T6">n</text:span><text:span text:style-name="T5">etworking layers network congestion prevention technique, the Random Early Dropping. This technique has a effective measure to manage the router’s buffer allocation, which avoids buffer overflow.</text:span></text:p>
      <text:h text:style-name="P4" text:outline-level="3">Aim objectives and goal:</text:h>
      <text:p text:style-name="P7">The primary focus of your lab is usually expressed in terms of aims and objectives.</text:p>
      <text:p text:style-name="P1"/>
      <text:h text:style-name="P4" text:outline-level="3">Observation/ Results and Discussion:</text:h>
      <text:p text:style-name="P7">Write your observation and discussion to show your understanding, use and add whatever you think helps you to present a good understanding (e.g. screenshots, references …etc.)</text:p>
      <text:p text:style-name="P2"/>
      <text:p text:style-name="Standard"/>
      <text:p text:style-name="Standard"/>
      <text:p text:style-name="Standard"><text:span text:style-name="T4">Note that this is an individual lab which means that </text:span><text:bookmark text:name="_GoBack"/><text:span text:style-name="T4">MUST be your own 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8</meta:editing-cycles>
    <meta:print-date>2017-10-19T15:15:00</meta:print-date>
    <meta:creation-date>2019-09-20T11:35:00</meta:creation-date>
    <dc:date>2020-11-18T14:41:26.238583774</dc:date>
    <meta:editing-duration>PT41M59S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108" meta:character-count="684" meta:non-whitespace-character-count="5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